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106cm"/>
    </style:style>
    <style:style style:name="Table1.B" style:family="table-column">
      <style:table-column-properties style:column-width="11.90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5.106cm"/>
    </style:style>
    <style:style style:name="Table2.B" style:family="table-column">
      <style:table-column-properties style:column-width="11.90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5.106cm"/>
    </style:style>
    <style:style style:name="Table3.B" style:family="table-column">
      <style:table-column-properties style:column-width="11.90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0a58e" officeooo:paragraph-rsid="0010a58e" style:text-blinking="false" fo:background-color="transparent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paragraph-rsid="0015e189" style:text-blinking="false" fo:background-color="transparent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30pt" fo:font-style="normal" style:text-underline-style="solid" style:text-underline-width="auto" style:text-underline-color="font-color" fo:font-weight="bold" officeooo:rsid="0010a58e" officeooo:paragraph-rsid="0010a58e" style:text-blinking="false" fo:background-color="transparent" style:font-size-asian="26.25pt" style:font-weight-asian="bold" style:font-size-complex="3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30pt" fo:font-style="normal" style:text-underline-style="none" fo:font-weight="normal" officeooo:rsid="0010a58e" officeooo:paragraph-rsid="0010a58e" style:text-blinking="false" fo:background-color="transparent" style:font-size-asian="26.25pt" style:font-weight-asian="normal" style:font-size-complex="30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bold" officeooo:rsid="0010a58e" officeooo:paragraph-rsid="0010a58e" style:text-blinking="false" fo:background-color="transparent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0a58e" officeooo:paragraph-rsid="0010a58e" style:text-blinking="false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25pt" fo:font-style="normal" style:text-underline-style="none" fo:font-weight="normal" officeooo:rsid="0012084c" officeooo:paragraph-rsid="0012084c" style:text-blinking="false" fo:background-color="transparent" style:font-size-asian="25pt" style:font-weight-asian="normal" style:font-size-complex="2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2084c" officeooo:paragraph-rsid="0014b95c" style:text-blinking="false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2084c" officeooo:paragraph-rsid="0012084c" style:text-blinking="false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ccc13" officeooo:paragraph-rsid="0013302c" style:text-blinking="false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Arial1" fo:font-size="12pt" officeooo:rsid="001acc65" officeooo:paragraph-rsid="0013302c" style:font-size-asian="12pt" style:font-size-complex="12pt"/>
    </style:style>
    <style:style style:name="P12" style:family="paragraph" style:parent-style-name="Standard">
      <style:text-properties style:font-name="Arial1" fo:font-size="12pt" officeooo:paragraph-rsid="0013302c" style:font-size-asian="12pt" style:font-size-complex="12pt"/>
    </style:style>
    <style:style style:name="P13" style:family="paragraph" style:parent-style-name="Standard">
      <style:text-properties style:font-name="Arial1" fo:font-size="12pt" officeooo:rsid="001ccc13" officeooo:paragraph-rsid="0013302c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1" fo:font-size="12pt" officeooo:paragraph-rsid="0014b95c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1" fo:font-size="12pt" officeooo:paragraph-rsid="0012f2f9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Arial1" fo:font-size="12pt" officeooo:paragraph-rsid="0012084c" style:font-size-asian="12pt" style:font-size-complex="12pt"/>
    </style:style>
    <style:style style:name="P17" style:family="paragraph" style:parent-style-name="Standard">
      <style:text-properties style:font-name="Arial1" fo:font-size="12pt" officeooo:paragraph-rsid="0014b95c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Arial1" fo:font-size="12pt" officeooo:rsid="0012084c" officeooo:paragraph-rsid="0014b95c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Arial1" fo:font-size="12pt" officeooo:rsid="0012084c" officeooo:paragraph-rsid="0012084c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Arial1" fo:font-size="12pt" officeooo:rsid="0012f2f9" officeooo:paragraph-rsid="0014b95c" style:font-size-asian="12pt" style:font-size-complex="12pt"/>
    </style:style>
    <style:style style:name="P21" style:family="paragraph" style:parent-style-name="Standard" style:master-page-name="">
      <style:paragraph-properties fo:margin-left="1.101cm" fo:margin-right="0cm" fo:text-align="start" style:justify-single-word="false" fo:text-indent="0cm" style:auto-text-indent="false" style:page-number="auto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2084c" officeooo:paragraph-rsid="0012084c" style:text-blinking="false" fo:background-color="transparent" style:font-size-asian="12pt" style:font-weight-asian="normal" style:font-size-complex="12pt" style:font-weight-complex="normal"/>
    </style:style>
    <style:style style:name="P22" style:family="paragraph" style:parent-style-name="Table_20_Contents">
      <style:text-properties style:font-name="Arial1" fo:font-size="12pt" officeooo:rsid="001ccc13" officeooo:paragraph-rsid="0013302c" style:font-size-asian="12pt" style:font-size-complex="12pt"/>
    </style:style>
    <style:style style:name="P23" style:family="paragraph" style:parent-style-name="Table_20_Contents">
      <style:text-properties style:font-name="Arial1" fo:font-size="12pt" officeooo:rsid="001e4ad2" officeooo:paragraph-rsid="0013302c" style:font-size-asian="12pt" style:font-size-complex="12pt"/>
    </style:style>
    <style:style style:name="P24" style:family="paragraph" style:parent-style-name="Table_20_Contents">
      <style:text-properties style:font-name="Arial" fo:font-size="11.25pt" officeooo:rsid="000ff2cf" officeooo:paragraph-rsid="0015e189"/>
    </style:style>
    <style:style style:name="P25" style:family="paragraph" style:parent-style-name="Table_20_Contents">
      <style:text-properties style:font-name="Arial" fo:font-size="11.25pt" officeooo:paragraph-rsid="0015e189"/>
    </style:style>
    <style:style style:name="P26" style:family="paragraph" style:parent-style-name="Text_20_body">
      <style:text-properties fo:color="#000000" style:font-name="Arial1" fo:font-size="12pt" style:font-size-asian="12pt" style:font-size-complex="12pt"/>
    </style:style>
    <style:style style:name="P27" style:family="paragraph" style:parent-style-name="Text_20_body">
      <style:text-properties fo:color="#000000" style:font-name="Arial1" fo:font-size="12pt" officeooo:paragraph-rsid="0015e189" style:font-size-asian="12pt" style:font-size-complex="12pt"/>
    </style:style>
    <style:style style:name="P28" style:family="paragraph" style:parent-style-name="Text_20_body">
      <style:text-properties fo:color="#000000" officeooo:paragraph-rsid="0015e189"/>
    </style:style>
    <style:style style:name="P29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30" style:family="paragraph" style:parent-style-name="Text_20_body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26522" officeooo:paragraph-rsid="0015e189" style:text-blinking="false" fo:background-color="transparent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3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>
        <style:tab-stops>
          <style:tab-stop style:position="6.72cm"/>
        </style:tab-stops>
      </style:paragraph-properties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3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paragraph-rsid="0015e189" style:text-blinking="false" fo:background-color="transparent"/>
    </style:style>
    <style:style style:name="P3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06ccd" officeooo:paragraph-rsid="0015e189" style:text-blinking="false" fo:background-color="transparent" style:font-weight-asian="normal" style:font-weight-complex="normal"/>
    </style:style>
    <style:style style:name="P3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26522" officeooo:paragraph-rsid="0015e189" style:text-blinking="false" fo:background-color="transparent" style:font-weight-asian="normal" style:font-weight-complex="normal"/>
    </style:style>
    <style:style style:name="P3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106ccd" officeooo:paragraph-rsid="0015e189" style:text-blinking="false" fo:background-color="transparent" style:font-weight-asian="bold" style:font-weight-complex="bold"/>
    </style:style>
    <style:style style:name="P3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106ccd" officeooo:paragraph-rsid="0015e189" style:text-blinking="false" fo:background-color="transparent" style:font-weight-asian="bold" style:font-weight-complex="bold"/>
    </style:style>
    <style:style style:name="P3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officeooo:rsid="000ff2cf" officeooo:paragraph-rsid="0015e189"/>
    </style:style>
    <style:style style:name="P3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rsid="000ff2cf" officeooo:paragraph-rsid="0015e189"/>
    </style:style>
    <style:style style:name="P4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rsid="000ff2cf" officeooo:paragraph-rsid="0015e189"/>
    </style:style>
    <style:style style:name="P4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weight="normal" officeooo:rsid="00106ccd" officeooo:paragraph-rsid="0015e189" style:font-weight-asian="normal" style:font-weight-complex="normal"/>
    </style:style>
    <style:style style:name="P42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7a1b1" officeooo:paragraph-rsid="0017a1b1" style:text-blinking="false" fo:background-color="transparent" style:font-size-asian="12pt" style:font-size-complex="12pt"/>
    </style:style>
    <style:style style:name="P43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paragraph-rsid="0017a1b1" style:text-blinking="false" fo:background-color="transparent" style:font-size-asian="12pt" style:font-weight-asian="normal" style:font-size-complex="12pt" style:font-weight-complex="normal"/>
    </style:style>
    <style:style style:name="P44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7a1b1" officeooo:paragraph-rsid="0017a1b1" style:text-blinking="false" fo:background-color="transparent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2084c" style:text-blinking="false" fo:background-color="transparent" loext:char-shading-value="0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officeooo:rsid="00126522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officeooo:rsid="0012ad1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 style:font-size-asian="10.5pt" style:font-weight-asian="bold" style:font-size-complex="12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06ccd" style:text-blinking="false" fo:background-color="transparent" loext:char-shading-value="0" style:font-size-asian="10.5pt" style:font-weight-asian="bold" style:font-size-complex="12pt" style:font-weight-complex="bold"/>
    </style:style>
    <style:style style:name="T8" style:family="text">
      <style:text-properties fo:font-variant="normal" fo:text-transform="none" style:text-line-through-style="none" style:text-line-through-type="none" style:font-name="Arial" fo:font-size="11.25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style:text-line-through-style="none" style:text-line-through-type="none" style:font-name="Arial" fo:font-size="11.25pt" fo:font-style="normal" style:text-underline-style="none" fo:font-weight="normal" officeooo:rsid="000ff2cf" style:text-blinking="false" fo:background-color="transparent" loext:char-shading-value="0"/>
    </style:style>
    <style:style style:name="T10" style:family="text">
      <style:text-properties officeooo:rsid="001acc65"/>
    </style:style>
    <style:style style:name="T11" style:family="text">
      <style:text-properties officeooo:rsid="001ccc13"/>
    </style:style>
    <style:style style:name="T12" style:family="text">
      <style:text-properties officeooo:rsid="001e4ad2"/>
    </style:style>
    <style:style style:name="T13" style:family="text">
      <style:text-properties officeooo:rsid="0014b95c"/>
    </style:style>
    <style:style style:name="T14" style:family="text">
      <style:text-properties officeooo:rsid="0012084c"/>
    </style:style>
    <style:style style:name="T15" style:family="text">
      <style:text-properties officeooo:rsid="0012f2f9"/>
    </style:style>
    <style:style style:name="T16" style:family="text">
      <style:text-properties officeooo:rsid="0017a1b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 Nacional De Río Cuarto</text:p>
      <text:p text:style-name="P1">Facultad de <text:s/>Ciencias Exactas, Fco-Qcas y Naturales</text:p>
      <text:p text:style-name="P1">Departamento de Computación</text:p>
      <text:p text:style-name="P1">Análisis y Diseño de Algoritmos (3302)</text:p>
      <text:p text:style-name="P3"/>
      <text:p text:style-name="P3"/>
      <text:p text:style-name="P3"/>
      <text:p text:style-name="P3">Especificación de requisitos de software</text:p>
      <text:p text:style-name="P3"/>
      <text:p text:style-name="P3"/>
      <text:p text:style-name="P4"/>
      <text:p text:style-name="P4"/>
      <text:p text:style-name="P4"/>
      <text:p text:style-name="P4">Proyecto: Cuatro en línea</text:p>
      <text:p text:style-name="P4"/>
      <text:p text:style-name="P4"/>
      <text:p text:style-name="P4"/>
      <text:p text:style-name="P4"/>
      <text:p text:style-name="P4"/>
      <text:p text:style-name="P4"/>
      <text:p text:style-name="P5">Integrantes:</text:p>
      <text:p text:style-name="P6">Calcagno Camila, DNI: 38.339.428</text:p>
      <text:p text:style-name="P6">Martinez Agustín, DNI: 35.915.393</text:p>
      <text:p text:style-name="P6">Passalacqua Santiago, DNI: 36.133.370</text:p>
      <text:p text:style-name="P7"/>
      <text:p text:style-name="P11"><text:soft-page-break/>INTRODUCCIÓN</text:p>
      <text:p text:style-name="P12">1.1 Propósito</text:p>
      <text:p text:style-name="P12">El presente documento tiene como propósito definir las especificaciones funcionales, no funcionales y del sistema para la implementación de un <text:span text:style-name="T10">juego online.</text:span> <text:span text:style-name="T10">Esta aplicación podrá ser utilizada por todos aquellos usuarios que deseen, simplemente creando su cuenta.</text:span></text:p>
      <text:p text:style-name="P12"/>
      <text:p text:style-name="P12">1.2 Alcance Diseño, Desarrollo e Implementación del <text:span text:style-name="T10">juego Cuatro en Línea.</text:span></text:p>
      <text:p text:style-name="P12"><text:span text:style-name="T10">Cuatro en línea</text:span> será una aplicación basada en JAVA que funcionará en un entorno <text:span text:style-name="T10">web.</text:span></text:p>
      <text:p text:style-name="P12">Ésta aplicación dará apoyo a los siguientes procesos:</text:p>
      <text:p text:style-name="P13">*Como usuario quiero crear mi cuenta.</text:p>
      <text:p text:style-name="P12"><text:span text:style-name="T11">*</text:span>Como un invitado quiero dar mi nombre así puedo jugar. </text:p>
      <text:p text:style-name="P12">*Como usuario quiero crear una nueva partida.</text:p>
      <text:p text:style-name="P12">*Como jugador cuando coloco una ficha quiero saber si gane.</text:p>
      <text:p text:style-name="P12">*Como jugador quiero poder ver el tablero de mi partida corriente.</text:p>
      <text:p text:style-name="P12">*Como usuario registrado quiero ver el historial de mis jugadas. </text:p>
      <text:p text:style-name="P12">*Como usuario registrado quiero ver mi ranking.</text:p>
      <text:p text:style-name="P12">*Como usuario quiero ver contrincantes de ranking similar para poder desafiarlos.</text:p>
      <text:p text:style-name="P12"/>
      <text:p text:style-name="P8"><text:span text:style-name="T13">1</text:span>.<text:span text:style-name="T13">3</text:span> Definiciones, acrónimos y abreviaciones</text:p>
      <text:p text:style-name="P8"><text:tab/>GUI: Interfaz gráfica de usuario</text:p>
      <text:p text:style-name="P8"><text:tab/>API: Interfaz de programación de aplicaciones</text:p>
      <text:p text:style-name="P8"><text:span text:style-name="T13">1</text:span>.<text:span text:style-name="T13">4</text:span> Glosario:</text:p>
      <text:p text:style-name="P14"><text:span text:style-name="T1"><text:tab/></text:span>Cliente/Servidor: La arquitectura cliente-servidor es un modelo <text:tab/>de aplicación distribuida en el que las tareas se reparten entre <text:tab/>los proveedores de recursos o servicios, llamados servidores, y</text:p>
      <text:p text:style-name="P14"><text:tab/>los demandantes, llamados clientes. Un cliente realiza peticiones </text:p>
      <text:p text:style-name="P17"><text:tab/>a otro programa, el servidor, que le da respuesta.</text:p>
      <text:p text:style-name="P8"><text:tab/></text:p>
      <text:p text:style-name="P14"><text:span text:style-name="T1"><text:tab/></text:span>Multi-usuarios:En general se le llama multiusuario a la <text:tab/>característica de un sistema operativo o programa que permite <text:tab/>proveer servicio y procesamiento a múltiples usuarios <text:tab/>simultáneamente (tanto en paralelismo real como simulado<text:span text:style-name="T14">).</text:span></text:p>
      <text:p text:style-name="P14"/>
      <text:p text:style-name="P14"><text:span text:style-name="T14"><text:tab/></text:span>Usuario: <text:span text:style-name="T14">Persona registrada en el sistema que tiene el privilegio <text:tab/>de poder aparecer en el ranking.</text:span></text:p>
      <text:p text:style-name="P18"><text:tab/></text:p>
      <text:p text:style-name="P18"><text:tab/>Invitado: Persona no registrada en el sistema que solo puede <text:tab/>jugar y no <text:span text:style-name="T15">aparecerá</text:span> en el ranking.</text:p>
      <text:p text:style-name="P18"/>
      <text:p text:style-name="P14"><text:span text:style-name="T14"><text:tab/></text:span>Base de Datos: Es un conjunto de datos que pertenecen al mismo <text:tab/>contexto almacenados sistemáticamente para su posterior uso.</text:p>
      <text:p text:style-name="P14"/>
      <text:p text:style-name="P14"><text:tab/>Aplicación: Es un programa informático diseñado para facilitar al <text:tab/>usuario la realización de un determinado tipo de trabajo.</text:p>
      <text:p text:style-name="P14"/>
      <text:p text:style-name="P14"><text:tab/>Java:Es un lenguaje de programación orientado a objetos. Que <text:tab/>permite el desarrollo de una aplicación para algún uso específico.</text:p>
      <text:p text:style-name="P14"/>
      <text:p text:style-name="P14"><text:tab/>Internet: Es un método de interconexión descentralizada de <text:tab/>redes de computadoras implementado en un conjunto de <text:tab/>protocolos denominado TCP/IP.</text:p>
      <text:p text:style-name="P20"/>
      <text:p text:style-name="P20"><text:span text:style-name="T13">1</text:span>.<text:span text:style-name="T13">5</text:span> Referencias</text:p>
      <text:p text:style-name="P14"><text:soft-page-break/><text:tab/><text:span text:style-name="T15">wikipedia.org</text:span></text:p>
      <text:p text:style-name="P14"/>
      <text:p text:style-name="P12"/>
      <text:p text:style-name="P13">1.6 Personal Involucrado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Nombre</text:p>
          </table:table-cell>
          <table:table-cell table:style-name="Table1.B1" office:value-type="string">
            <text:p text:style-name="P22">Agustin <text:span text:style-name="T12">Martinez</text:span></text:p>
          </table:table-cell>
        </table:table-row>
        <table:table-row>
          <table:table-cell table:style-name="Table1.A2" office:value-type="string">
            <text:p text:style-name="P22">Rol</text:p>
          </table:table-cell>
          <table:table-cell table:style-name="Table1.B2" office:value-type="string">
            <text:p text:style-name="P23">Programador</text:p>
          </table:table-cell>
        </table:table-row>
        <table:table-row>
          <table:table-cell table:style-name="Table1.A2" office:value-type="string">
            <text:p text:style-name="P22">Categoria Profesional</text:p>
          </table:table-cell>
          <table:table-cell table:style-name="Table1.B2" office:value-type="string">
            <text:p text:style-name="P23">Estudiante</text:p>
          </table:table-cell>
        </table:table-row>
        <table:table-row>
          <table:table-cell table:style-name="Table1.A2" office:value-type="string">
            <text:p text:style-name="P22">Responsabilidades</text:p>
          </table:table-cell>
          <table:table-cell table:style-name="Table1.B2" office:value-type="string">
            <text:p text:style-name="P23">Codificar la aplicación</text:p>
          </table:table-cell>
        </table:table-row>
      </table:table>
      <text:p text:style-name="P1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3">Nombre</text:p>
          </table:table-cell>
          <table:table-cell table:style-name="Table2.B1" office:value-type="string">
            <text:p text:style-name="P23">Passalacqua Santiago</text:p>
          </table:table-cell>
        </table:table-row>
        <table:table-row>
          <table:table-cell table:style-name="Table2.A2" office:value-type="string">
            <text:p text:style-name="P23">Rol</text:p>
          </table:table-cell>
          <table:table-cell table:style-name="Table2.B2" office:value-type="string">
            <text:p text:style-name="P23">Programador</text:p>
          </table:table-cell>
        </table:table-row>
        <table:table-row>
          <table:table-cell table:style-name="Table2.A2" office:value-type="string">
            <text:p text:style-name="P23">Categoria Profesional</text:p>
          </table:table-cell>
          <table:table-cell table:style-name="Table2.B2" office:value-type="string">
            <text:p text:style-name="P23">Estudiante</text:p>
          </table:table-cell>
        </table:table-row>
        <table:table-row>
          <table:table-cell table:style-name="Table2.A2" office:value-type="string">
            <text:p text:style-name="P23">Responsabilidades</text:p>
          </table:table-cell>
          <table:table-cell table:style-name="Table2.B2" office:value-type="string">
            <text:p text:style-name="P23">Codificar la aplicación</text:p>
          </table:table-cell>
        </table:table-row>
      </table:table>
      <text:p text:style-name="P1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3">Nombre</text:p>
          </table:table-cell>
          <table:table-cell table:style-name="Table3.B1" office:value-type="string">
            <text:p text:style-name="P23">Camila Calcagno</text:p>
          </table:table-cell>
        </table:table-row>
        <table:table-row>
          <table:table-cell table:style-name="Table3.A2" office:value-type="string">
            <text:p text:style-name="P23">Rol</text:p>
          </table:table-cell>
          <table:table-cell table:style-name="Table3.B2" office:value-type="string">
            <text:p text:style-name="P23">Programador</text:p>
          </table:table-cell>
        </table:table-row>
        <table:table-row>
          <table:table-cell table:style-name="Table3.A2" office:value-type="string">
            <text:p text:style-name="P23">Categoria Profesional</text:p>
          </table:table-cell>
          <table:table-cell table:style-name="Table3.B2" office:value-type="string">
            <text:p text:style-name="P23">Estudiante</text:p>
          </table:table-cell>
        </table:table-row>
        <table:table-row>
          <table:table-cell table:style-name="Table3.A2" office:value-type="string">
            <text:p text:style-name="P23">Responsabilidades</text:p>
          </table:table-cell>
          <table:table-cell table:style-name="Table3.B2" office:value-type="string">
            <text:p text:style-name="P23">Codificar la aplicación</text:p>
          </table:table-cell>
        </table:table-row>
      </table:table>
      <text:p text:style-name="P10"/>
      <text:p text:style-name="P15"><text:s/></text:p>
      <text:p text:style-name="P16"/>
      <text:p text:style-name="P16"/>
      <text:p text:style-name="P19"/>
      <text:p text:style-name="P19"/>
      <text:p text:style-name="P19"/>
      <text:p text:style-name="P9"/>
      <text:p text:style-name="P21"/>
      <text:p text:style-name="P26"><text:tab/><text:tab/><text:tab/><text:tab/><text:tab/><text:tab/><text:tab/><text:tab/><text:tab/><text:tab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2">USER STOR<text:span text:style-name="T13">IES</text:span></text:p>
      <text:list xml:id="list3837252125010178636" text:style-name="L1">
        <text:list-item>
          <text:p text:style-name="P42">Como Usuario quiero registrarme para aparecer en el ranking</text:p>
        </text:list-item>
        <text:list-item>
          <text:p text:style-name="P42">Como Usuario quiero crear una nueva partida para jugar con otro usuario</text:p>
        </text:list-item>
        <text:list-item>
          <text:p text:style-name="P42">Como Usuario quiero poder abandonar la partida para poder iniciar otra</text:p>
        </text:list-item>
        <text:list-item>
          <text:p text:style-name="P42">Como Usuario quiero saber en que posicion del ranking estoy</text:p>
        </text:list-item>
        <text:list-item>
          <text:p text:style-name="P42">Como Usuario quiero elegir el color de mi ficha para distinguirme</text:p>
        </text:list-item>
        <text:list-item>
          <text:p text:style-name="P42">Como Invitado quiero crear una nueva partida</text:p>
        </text:list-item>
        <text:list-item>
          <text:p text:style-name="P43"><text:span text:style-name="T16">Como Usuario o Invitado quiero elegir en que columna poner mi ficha</text:span></text:p>
        </text:list-item>
        <text:list-item>
          <text:p text:style-name="P44">Como Invitado no aparecere en el Ranking.</text:p>
        </text:list-item>
        <text:list-item>
          <text:p text:style-name="P44">Como Invitado quiero poder abandonar la partida</text:p>
        </text:list-item>
      </text:list>
      <text:p text:style-name="P29"/>
      <text:p text:style-name="P27"><text:line-break/><text:line-break/><text:span text:style-name="T8">R</text:span><text:span text:style-name="T9">egistro de cambios:</text:span></text:p>
      <text:p text:style-name="P2"/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24">Fecha </text:p>
          </table:table-cell>
          <table:table-cell table:style-name="Tabla1.A1" office:value-type="string">
            <text:p text:style-name="P24">Autor</text:p>
          </table:table-cell>
          <table:table-cell table:style-name="Tabla1.A1" office:value-type="string">
            <text:p text:style-name="P24">Versión</text:p>
          </table:table-cell>
          <table:table-cell table:style-name="Tabla1.A1" office:value-type="string">
            <text:p text:style-name="P24">Comentario</text:p>
          </table:table-cell>
          <table:table-cell table:style-name="Tabla1.E1" office:value-type="string">
            <text:p text:style-name="P24">#Horas</text:p>
          </table:table-cell>
        </table:table-row>
        <table:table-row>
          <table:table-cell table:style-name="Tabla1.A2" office:value-type="string">
            <text:p text:style-name="P24">5/04/2015</text:p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4">0.01</text:p>
          </table:table-cell>
          <table:table-cell table:style-name="Tabla1.A2" office:value-type="string">
            <text:p text:style-name="P24">Inicialización del SRS</text:p>
          </table:table-cell>
          <table:table-cell table:style-name="Tabla1.E2" office:value-type="string">
            <text:p text:style-name="P24">5</text:p>
          </table:table-cell>
        </table:table-row>
        <table:table-row>
          <table:table-cell table:style-name="Tabla1.A2" office:value-type="string">
            <text:p text:style-name="P24">13/04/2015</text:p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4">0.02</text:p>
          </table:table-cell>
          <table:table-cell table:style-name="Tabla1.A2" office:value-type="string">
            <text:p text:style-name="P24">Modificacion del SRS</text:p>
          </table:table-cell>
          <table:table-cell table:style-name="Tabla1.E2" office:value-type="string">
            <text:p text:style-name="P24">5</text:p>
          </table:table-cell>
        </table:table-row>
        <table:table-row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E2" office:value-type="string">
            <text:p text:style-name="P25"/>
          </table:table-cell>
        </table:table-row>
        <table:table-row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E2" office:value-type="string">
            <text:p text:style-name="P25"/>
          </table:table-cell>
        </table:table-row>
        <table:table-row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E2" office:value-type="string">
            <text:p text:style-name="P25"/>
          </table:table-cell>
        </table:table-row>
        <table:table-row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E2" office:value-type="string">
            <text:p text:style-name="P25"/>
          </table:table-cell>
        </table:table-row>
        <table:table-row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E2" office:value-type="string">
            <text:p text:style-name="P25"/>
          </table:table-cell>
        </table:table-row>
        <table:table-row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E2" office:value-type="string">
            <text:p text:style-name="P25"/>
          </table:table-cell>
        </table:table-row>
        <table:table-row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E2" office:value-type="string">
            <text:p text:style-name="P25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8"/>
      <text:p text:style-name="P33"/>
      <text:p text:style-name="P33"/>
      <text:p text:style-name="P33"/>
      <text:p text:style-name="P33"/>
      <text:p text:style-name="P33"/>
      <text:p text:style-name="P38"/>
      <text:p text:style-name="P39"><text:span text:style-name="T6">2 </text:span><text:span text:style-name="T7">Descripción</text:span><text:span text:style-name="T6"> Global </text:span><text:span text:style-name="T2"><text:tab/></text:span></text:p>
      <text:p text:style-name="P36">2.1 Descripción del Producto</text:p>
      <text:p text:style-name="P34">El sistema <text:s/>4 lineas sera un producto que trabaja en forma Cliente/Servidor, además de trabajar de manera independiente sin interactuar con otro usuario.</text:p>
      <text:p text:style-name="P40"/>
      <text:p text:style-name="P37">2.2 Funciones del Producto</text:p>
      <text:p text:style-name="P34">La aplicación 4 Lineas permitirá realizar las siguientes funciones:</text:p>
      <text:p text:style-name="P41"><text:span text:style-name="T3"><text:tab/>-</text:span><text:span text:style-name="T4">Registro de Usuarios: El usuario podrá registrarse en el sistema o jugar como invitado<text:tab/> dando su nombre.</text:span></text:p>
      <text:p text:style-name="P35"><text:tab/>-Elección del contrincante: El usuario podrá jugar contra otro usuario de manera web o <text:tab/>local.</text:p>
      <text:p text:style-name="P35"><text:tab/>-Reinicio de Partida: En cualquier momento del juego se podra reiniciar el juego</text:p>
      <text:p text:style-name="P35"><text:tab/>-Ranking del juego: Los usuarios registrados podrán sumar puntos por partida ganada en <text:tab/>un ranking general.</text:p>
      <text:p text:style-name="P41"><text:span text:style-name="T4"><text:tab/>-</text:span><text:span text:style-name="T5">Elección de ficha:Los usuarios deberán elegir un color de la ficha con la que desea <text:tab/>jugar.</text:span></text:p>
      <text:p text:style-name="P30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0:14:29.285502926</meta:creation-date>
    <dc:date>2015-04-18T00:23:33.563380535</dc:date>
    <meta:editing-duration>PT36M</meta:editing-duration>
    <meta:editing-cycles>11</meta:editing-cycles>
    <meta:generator>LibreOffice/4.2.7.2$Linux_x86 LibreOffice_project/420m0$Build-2</meta:generator>
    <meta:document-statistic meta:table-count="4" meta:image-count="0" meta:object-count="0" meta:page-count="5" meta:paragraph-count="104" meta:word-count="669" meta:character-count="4537" meta:non-whitespace-character-count="3918"/>
  </office:meta>
</office:document-meta>
</file>